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66" draw:textarea-horizontal-align="justify" draw:textarea-vertical-align="middle" draw:auto-grow-height="false" fo:min-height="1.909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6" style:family="graphic" style:parent-style-name="standard">
      <style:graphic-properties svg:stroke-color="#009999" draw:textarea-horizontal-align="justify" draw:textarea-vertical-align="middle" draw:auto-grow-height="false" fo:min-height="1.528cm" fo:min-width="2.929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00ff66"/>
      <style:paragraph-properties fo:text-align="center"/>
    </style:style>
    <style:style style:name="P3" style:family="paragraph">
      <style:text-properties style:font-name="Neuropol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Neuropol" fo:font-size="32pt" style:font-size-asian="32pt" style:font-size-complex="32pt"/>
    </style:style>
    <style:style style:name="T1" style:family="text">
      <style:text-properties style:font-name="Neuropo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2.159cm" svg:x="2.524cm" svg:y="4.175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37cm" svg:height="2.667cm" svg:x="2.524cm" svg:y="9.636cm">
          <text:p text:style-name="P1">Electronică</text:p>
          <text:p text:style-name="P1">OuBo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683cm" svg:height="2.921cm" svg:x="9.382cm" svg:y="10.525cm">
          <text:p text:style-name="P1">Comanda </text:p>
          <text:p text:style-name="P1">motoar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.683cm" svg:height="1.27cm" svg:x="4.175cm" svg:y="15.097cm">
          <text:p text:style-name="P1">Motor 1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715cm" svg:height="1.27cm" svg:x="12.684cm" svg:y="15.097cm">
          <text:p text:style-name="P1">Servomecanism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683cm" svg:height="1.27cm" svg:x="8.366cm" svg:y="15.097cm">
          <text:p text:style-name="P1">Motor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1.778cm" svg:x="8.239cm" svg:y="4.048cm">
          <text:p text:style-name="P1">Software</text:p>
          <text:p text:style-name="P1">Desen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7.366cm" svg:height="1.778cm" svg:x="8.239cm" svg:y="6.461cm">
          <text:p text:style-name="P1">SW. Comunicare OuB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45cm" svg:y1="5.318cm" svg:x2="8.239cm" svg:y2="4.937cm">
          <text:p/>
        </draw:line>
        <draw:line draw:style-name="gr8" draw:text-style-name="P1" draw:layer="layout" svg:x1="5.572cm" svg:y1="5.318cm" svg:x2="8.239cm" svg:y2="7.477cm">
          <text:p/>
        </draw:line>
        <draw:connector draw:style-name="gr9" draw:text-style-name="P1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9" draw:text-style-name="P1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9" draw:text-style-name="P1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9" draw:text-style-name="P1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9" draw:text-style-name="P1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  <draw:frame draw:style-name="gr10" draw:text-style-name="P4" draw:layer="layout" svg:width="5.842cm" svg:height="1.651cm" svg:x="7.858cm" svg:y="1.127cm">
          <draw:text-box>
            <text:p text:style-name="P3"><text:span text:style-name="T1">OU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8:58:08.276000000</meta:creation-date>
    <dc:date>2016-11-04T17:33:33.411000000</dc:date>
    <meta:editing-duration>PT11M23S</meta:editing-duration>
    <meta:editing-cycles>4</meta:editing-cycles>
    <meta:generator>LibreOffice/5.2.1.2$Windows_x86 LibreOffice_project/31dd62db80d4e60af04904455ec9c9219178d620</meta:generator>
    <meta:document-statistic meta:object-count="16"/>
  </office:meta>
</office:document-meta>
</file>